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614cm" style:rel-column-width="6222*"/>
    </style:style>
    <style:style style:name="Table1.B" style:family="table-column">
      <style:table-column-properties style:column-width="3.043cm" style:rel-column-width="11730*"/>
    </style:style>
    <style:style style:name="Table1.C" style:family="table-column">
      <style:table-column-properties style:column-width="10.028cm" style:rel-column-width="38660*"/>
    </style:style>
    <style:style style:name="Table1.D" style:family="table-column">
      <style:table-column-properties style:column-width="2.314cm" style:rel-column-width="8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 style:list-style-name="L8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9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_20_1" style:list-style-name="L1"/>
    <style:style style:name="P21" style:family="paragraph" style:parent-style-name="Heading_20_1" style:list-style-name="L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flichtenheft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18. September 2009</text:p>
      <text:p text:style-name="P1"/>
      <text:p text:style-name="P1"><text:line-break/>Version 0.2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9">1.Zielbestimmungen<text:tab/>3</text:p>
          <text:p text:style-name="P10">1.1 Musskriterien<text:tab/>3</text:p>
          <text:p text:style-name="P10">1.2 Wunschkriterien<text:tab/>3</text:p>
          <text:p text:style-name="P10">1.3 Abgrenzungskriterien<text:tab/>3</text:p>
          <text:p text:style-name="P9">2.Produkteinsatz<text:tab/>3</text:p>
          <text:p text:style-name="P9">3.Produktumgebung<text:tab/>3</text:p>
          <text:p text:style-name="P10">3.1 Hardware<text:tab/>3</text:p>
          <text:p text:style-name="P10">3.2 Software<text:tab/>4</text:p>
          <text:p text:style-name="P9">4.Produktfunktionen<text:tab/>4</text:p>
          <text:p text:style-name="P10">4.1 Benutzerfunktionen<text:tab/>4</text:p>
          <text:p text:style-name="P9">5.Benutzeroberfläche<text:tab/>4</text:p>
          <text:p text:style-name="P9">6.Qualitätskriterien<text:tab/>5</text:p>
          <text:p text:style-name="P9">7.Testszenarien / Testfälle<text:tab/>5</text:p>
          <text:p text:style-name="P9">8.Entwicklungsumgebung<text:tab/>5</text:p>
        </text:index-body>
      </text:table-of-content>
      <text:h text:style-name="Heading_20_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Datum</text:p>
          </table:table-cell>
          <table:table-cell table:style-name="Table1.A1" office:value-type="string">
            <text:p text:style-name="Table_20_Contents">Änderung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B2" office:value-type="date" office:date-value="2009-09-18">
            <text:p text:style-name="Table_20_Contents">18.09.09</text:p>
          </table:table-cell>
          <table:table-cell table:style-name="Table1.A2" office:value-type="string">
            <text:p text:style-name="Table_20_Contents">Erstellung des Pflichtenhefts</text:p>
          </table:table-cell>
          <table:table-cell table:style-name="Table1.D2" office:value-type="string">
            <text:p text:style-name="Table_20_Contents">Anzinger Hahn</text:p>
          </table:table-cell>
        </table:table-row>
        <table:table-row>
          <table:table-cell table:style-name="Table1.A2" office:value-type="string">
            <text:p text:style-name="Table_20_Contents">0.2</text:p>
          </table:table-cell>
          <table:table-cell table:style-name="Table1.B2" office:value-type="date" office:date-value="2009-09-22">
            <text:p text:style-name="Table_20_Contents">22.09.09</text:p>
          </table:table-cell>
          <table:table-cell table:style-name="Table1.A2" office:value-type="string">
            <text:p text:style-name="Table_20_Contents">Anpassten an die Besprechung bei der FA. Hainzl</text:p>
          </table:table-cell>
          <table:table-cell table:style-name="Table1.D2" office:value-type="string">
            <text:p text:style-name="Table_20_Contents">Anzinger</text:p>
          </table:table-cell>
        </table:table-row>
      </table:table>
      <text:p text:style-name="Text_20_body"/>
      <text:p text:style-name="P6"/>
      <text:list xml:id="list1705751536" text:style-name="L1">
        <text:list-item>
          <text:h text:style-name="P20" text:outline-level="1"><text:bookmark-start text:name="_Toc183831911"/>Zielbestimmungen<text:bookmark-end text:name="_Toc183831911"/></text:h>
        </text:list-item>
      </text:list>
      <text:h text:style-name="Heading_20_2" text:outline-level="2">1.1<text:tab/>Musskriterien</text:h>
      <text:list xml:id="list678901268" text:style-name="L2">
        <text:list-item>
          <text:p text:style-name="P13">Webserver</text:p>
          <text:list>
            <text:list-item>
              <text:p text:style-name="P13">Generieren der Daten mit einer Konfiguartionsdatei</text:p>
            </text:list-item>
            <text:list-item>
              <text:p text:style-name="P13">Ausliefern der Daten, Informationen und Statusmeldungen über HTTP</text:p>
            </text:list-item>
            <text:list-item>
              <text:p text:style-name="P13">Annehmen der Befehle über CGI (HTTP GET oder HTTP POST)</text:p>
            </text:list-item>
          </text:list>
        </text:list-item>
        <text:list-item>
          <text:p text:style-name="P13">Maschineninterface</text:p>
          <text:list>
            <text:list-item>
              <text:p text:style-name="P13">Tauscht die Befehle und Statusinformationen über die CAN Schnittstelle mit der Maschine aus.</text:p>
            </text:list-item>
          </text:list>
        </text:list-item>
        <text:list-item>
          <text:p text:style-name="P13">Connector</text:p>
          <text:list>
            <text:list-item>
              <text:p text:style-name="P13">Verbindet die Einzelkomponenten und fungiert als Betriebsystem</text:p>
            </text:list-item>
          </text:list>
        </text:list-item>
      </text:list>
      <text:h text:style-name="Heading_20_2" text:outline-level="2">1.2<text:tab/>Wunschkriterien</text:h>
      <text:list xml:id="list1225046074" text:style-name="L3">
        <text:list-item>
          <text:p text:style-name="P14">Touch Interface</text:p>
          <text:list>
            <text:list-item>
              <text:p text:style-name="P14">Steuerung der Maschine</text:p>
            </text:list-item>
            <text:list-item>
              <text:p text:style-name="P14">Ausgabe der Daten, Informationen und Statusmeldungen lokal auf der Maschine</text:p>
            </text:list-item>
          </text:list>
        </text:list-item>
        <text:list-item>
          <text:p text:style-name="P14">Tasten Interface</text:p>
          <text:list>
            <text:list-item>
              <text:p text:style-name="P14">Wie Touch Interface nur Menüsteuerung mit Tasten</text:p>
            </text:list-item>
          </text:list>
        </text:list-item>
      </text:list>
      <text:h text:style-name="Heading_20_2" text:outline-level="2">1.3<text:tab/>Abgrenzungskriterien</text:h>
      <text:list xml:id="list246646549" text:style-name="L4">
        <text:list-item>
          <text:p text:style-name="P15">Webserver ist nicht Sessionfähig</text:p>
        </text:list-item>
      </text:list>
      <text:list xml:id="list350800923" text:continue-list="list1705751536" text:style-name="L1">
        <text:list-item>
          <text:h text:style-name="P20" text:outline-level="1"><text:bookmark-start text:name="_Toc183831912"/>Produkteinsatz<text:bookmark-end text:name="_Toc183831912"/></text:h>
        </text:list-item>
      </text:list>
      <text:p text:style-name="Text_20_body">Die Firma Hainzl Industriesysteme verwendet dieses Universelle Steuerungssystem für ihre Maschine. Durch die Fernwartungsmöglichkeit wird der Bedienkomfort für den Kunden erhöht.</text:p>
      <text:list xml:id="list1224702426" text:continue-numbering="true" text:style-name="L1">
        <text:list-item>
          <text:h text:style-name="P20" text:outline-level="1"><text:bookmark-start text:name="_Toc183831913"/>Produktumgebung<text:bookmark-end text:name="_Toc183831913"/></text:h>
        </text:list-item>
      </text:list>
      <text:h text:style-name="Heading_20_2" text:outline-level="2">3.1<text:tab/>Hardware</text:h>
      <text:list xml:id="list1751565062" text:style-name="L5">
        <text:list-item>
          <text:p text:style-name="P16">Server</text:p>
          <text:list>
            <text:list-item>
              <text:p text:style-name="P16">FreeRTOS kompatibel</text:p>
            </text:list-item>
            <text:list-item>
              <text:p text:style-name="P16"><text:soft-page-break/>ARM Cortex M3</text:p>
            </text:list-item>
            <text:list-item>
              <text:p text:style-name="P16">MicroSD Cardreader</text:p>
            </text:list-item>
            <text:list-item>
              <text:p text:style-name="P16">Ethernet Schnittstelle</text:p>
            </text:list-item>
            <text:list-item>
              <text:p text:style-name="P16">UART</text:p>
            </text:list-item>
            <text:list-item>
              <text:p text:style-name="P16">I²C</text:p>
            </text:list-item>
          </text:list>
        </text:list-item>
        <text:list-item>
          <text:p text:style-name="P16">Client</text:p>
          <text:list>
            <text:list-item>
              <text:p text:style-name="P16">Ethernetfähigen PC</text:p>
            </text:list-item>
          </text:list>
        </text:list-item>
      </text:list>
      <text:h text:style-name="Heading_20_2" text:outline-level="2">3.2<text:tab/>Software</text:h>
      <text:list xml:id="list1090791304" text:style-name="L6">
        <text:list-item>
          <text:p text:style-name="P17">Server</text:p>
          <text:list>
            <text:list-item>
              <text:p text:style-name="P17"><text:span text:style-name="T2">FreeRTOS</text:span> als Basisbetriebsystem</text:p>
            </text:list-item>
            <text:list-item>
              <text:p text:style-name="P17"><text:span text:style-name="T1">uIP </text:span><text:span text:style-name="T3">oder</text:span><text:span text:style-name="T1"> lwIP</text:span> als Webserver</text:p>
            </text:list-item>
            <text:list-item>
              <text:p text:style-name="P17"><text:span text:style-name="T1">fatfs</text:span> als Schnittstelle zu MicroSD Karte</text:p>
            </text:list-item>
          </text:list>
        </text:list-item>
        <text:list-item>
          <text:p text:style-name="P17">Client</text:p>
          <text:list>
            <text:list-item>
              <text:p text:style-name="P17">Webbrowser (bevorzugt Firefox 3.0+, keine textbasierten Browser)</text:p>
            </text:list-item>
          </text:list>
        </text:list-item>
      </text:list>
      <text:p text:style-name="Standard"/>
      <text:list xml:id="list832683823" text:continue-list="list1224702426" text:style-name="L1">
        <text:list-item>
          <text:h text:style-name="P20" text:outline-level="1"><text:bookmark-start text:name="_Toc183831914"/>Produktfunktionen<text:bookmark-end text:name="_Toc183831914"/></text:h>
        </text:list-item>
      </text:list>
      <text:h text:style-name="Heading_20_2" text:outline-level="2">4.1<text:tab/>Benutzerfunktionen</text:h>
      <text:list xml:id="list1447741219" text:style-name="L7">
        <text:list-item>
          <text:p text:style-name="P18">Verbinden</text:p>
          <text:list>
            <text:list-item>
              <text:p text:style-name="P18">Der Benutzer kann sich mit dem Webbrowser auf die Hardware verbinden.</text:p>
            </text:list-item>
          </text:list>
        </text:list-item>
        <text:list-item>
          <text:p text:style-name="P18">Informationen</text:p>
          <text:list>
            <text:list-item>
              <text:p text:style-name="P18">Der Benutzer kann den Aktuellen Status der Maschine abrufen.</text:p>
            </text:list-item>
          </text:list>
        </text:list-item>
        <text:list-item>
          <text:p text:style-name="P18">Steuerung</text:p>
          <text:list>
            <text:list-item>
              <text:p text:style-name="P18">Der Benutzer kann die Parameter der Maschine verändern.</text:p>
            </text:list-item>
          </text:list>
        </text:list-item>
      </text:list>
      <text:list xml:id="list1798081276" text:continue-list="list832683823" text:style-name="L1">
        <text:list-item>
          <text:h text:style-name="P20" text:outline-level="1"><text:bookmark-start text:name="_Toc183831917"/>Benutzeroberfläche<text:bookmark-end text:name="_Toc183831917"/></text:h>
        </text:list-item>
      </text:list>
      <text:p text:style-name="Standard">Die Benutzeroberfläche wird mit Hilfe eines Webbrowsers dargestellt. </text:p>
      <text:p text:style-name="Standard">Beschrieben wird die Benutzeroberfläche mithilfe einer Konfigurationsdatei auf der MicroSD Karte. </text:p>
      <text:p text:style-name="Standard"/>
      <text:p text:style-name="Standard">Wenn die Wunschkriterien erfüllt werden, wird diese Benutzeroberfläche auch mit dieser Konfigurationsfile erstellt.</text:p>
      <text:p text:style-name="Standard"/>
      <text:list xml:id="list240846200" text:continue-numbering="true" text:style-name="L1">
        <text:list-item>
          <text:h text:style-name="P21" text:outline-level="1"><text:bookmark-start text:name="_Toc183831918"/>Qualitätskriterien<text:bookmark-end text:name="_Toc183831918"/></text:h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sehr wichtig</text:p>
          </table:table-cell>
          <table:table-cell table:style-name="Table2.A1" office:value-type="string">
            <text:p text:style-name="Table_20_Contents">wichtig</text:p>
          </table:table-cell>
          <table:table-cell table:style-name="Table2.A1" office:value-type="string">
            <text:p text:style-name="Table_20_Contents">weniger wichtig</text:p>
          </table:table-cell>
          <table:table-cell table:style-name="Table2.E1" office:value-type="string">
            <text:p text:style-name="Table_20_Contents">unwichtig</text:p>
          </table:table-cell>
        </table:table-row>
        <table:table-row>
          <table:table-cell table:style-name="Table2.A2" office:value-type="string">
            <text:p text:style-name="Table_20_Contents">Robusth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Zuverlässig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Benutzerfreundlichkeit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Effizienz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Portierbar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Text_20_body"/>
      <text:list xml:id="list701089221" text:continue-numbering="true" text:style-name="L1">
        <text:list-item>
          <text:h text:style-name="P20" text:outline-level="1"><text:bookmark-start text:name="_Toc183831919"/>Testszenarien / Testfälle<text:bookmark-end text:name="_Toc183831919"/></text:h>
        </text:list-item>
      </text:list>
      <text:list xml:id="list1840562852" text:style-name="L8">
        <text:list-item>
          <text:p text:style-name="P12">Konstruktives Testen</text:p>
          <text:list>
            <text:list-item>
              <text:p text:style-name="P12">1 Benutzer verbindet sich zum Webserver</text:p>
            </text:list-item>
            <text:list-item>
              <text:p text:style-name="P12">1 Benutzer sieht sich Daten an</text:p>
            </text:list-item>
            <text:list-item>
              <text:p text:style-name="P12">1 Benutzer verändert Parameter</text:p>
            </text:list-item>
          </text:list>
        </text:list-item>
        <text:list-item>
          <text:p text:style-name="P12">Destruktives Testen</text:p>
          <text:list>
            <text:list-item>
              <text:p text:style-name="P12">Bombadieren des Webservers mit Invaliden Requests</text:p>
              <text:list>
                <text:list-item>
                  <text:p text:style-name="P12">Durch dieses Testen darf an der Steuerung nichts geändert werden</text:p>
                </text:list-item>
              </text:list>
            </text:list-item>
            <text:list-item>
              <text:p text:style-name="P12">Invaliede Werte in das Interface eingeben</text:p>
              <text:list>
                <text:list-item>
                  <text:p text:style-name="P12">Das Interface muss mit Fehlermeldungen gegensteuern</text:p>
                </text:list-item>
              </text:list>
            </text:list-item>
            <text:list-item>
              <text:p text:style-name="P12">Seiten mit gefälschten GET-Parametern aufrufen</text:p>
              <text:list>
                <text:list-item>
                  <text:p text:style-name="P12">Dadurch darf die Einstellung der Maschine nicht geändert werden.</text:p>
                </text:list-item>
              </text:list>
            </text:list-item>
          </text:list>
        </text:list-item>
      </text:list>
      <text:list xml:id="list691247558" text:continue-list="list701089221" text:style-name="L1">
        <text:list-item>
          <text:h text:style-name="P20" text:outline-level="1">Entwicklungsumgebung</text:h>
        </text:list-item>
      </text:list>
      <text:p text:style-name="P4">Bei der Entwicklungsumgebung wurde darauf geachtet, dass nur OpenSouce Software verwendet wird</text:p>
      <text:p text:style-name="P4"/>
      <text:list xml:id="list1599376789" text:style-name="L9">
        <text:list-item>
          <text:p text:style-name="P19">Software</text:p>
          <text:list>
            <text:list-item>
              <text:p text:style-name="P19">Eclipse 3.5 </text:p>
              <text:list>
                <text:list-item>
                  <text:p text:style-name="P19">CDT Entwicklungsumgebung</text:p>
                </text:list-item>
                <text:list-item>
                  <text:p text:style-name="P19">CDT GDB Erweiterung</text:p>
                </text:list-item>
                <text:list-item>
                  <text:p text:style-name="P19">Subclipse 1.6</text:p>
                </text:list-item>
              </text:list>
            </text:list-item>
            <text:list-item>
              <text:p text:style-name="P19">Code Sourcery G++ lite 2009q1-161 </text:p>
              <text:list>
                <text:list-item>
                  <text:p text:style-name="P19">GCC 4.3.3</text:p>
                </text:list-item>
                <text:list-item>
                  <text:p text:style-name="P19">GDB 6.8.50</text:p>
                </text:list-item>
              </text:list>
            </text:list-item>
            <text:list-item>
              <text:p text:style-name="P19"><text:soft-page-break/>OpenOCD 0.3.0 r2529</text:p>
            </text:list-item>
            <text:list-item>
              <text:p text:style-name="P19">Mozilla Firefox 3.x</text:p>
            </text:list-item>
          </text:list>
        </text:list-item>
        <text:list-item>
          <text:p text:style-name="P19">Hardware</text:p>
          <text:list>
            <text:list-item>
              <text:p text:style-name="P19">Luminary Micro LM3S8962 Evaluation Kit</text:p>
            </text:list-item>
            <text:list-item>
              <text:p text:style-name="P19">microSD Karte</text:p>
            </text:list-item>
            <text:list-item>
              <text:p text:style-name="P19">ATMEL 8051 zum Testen des UARTS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/>
      <style:text-properties fo:color="#000000" fo:font-size="18pt" fo:letter-spacing="0.009cm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flichtenheft: Universelle Maschinensteuerung mit Webinterface<text:tab/><text:date style:data-style-name="N37" text:date-value="2009-09-18T13:13:18.99" text:fixed="true">18.09.09</text:date></text:p>
      </style:header>
      <style:footer>
        <text:p text:style-name="Footer">Anzinger Martin, Hahn Florian<text:tab/><text:tab/>Seite <text:page-number text:select-page="current">6</text:page-number> von 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12:29</meta:creation-date>
    <dc:date>2009-09-22T22:31:14</dc:date>
    <meta:editing-duration>PT02H33M38S</meta:editing-duration>
    <meta:editing-cycles>29</meta:editing-cycles>
    <meta:generator>OpenOffice.org/3.1$Unix OpenOffice.org_project/310m19$Build-9420</meta:generator>
    <dc:creator>Anzinger Martin</dc:creator>
    <meta:document-statistic meta:table-count="2" meta:image-count="0" meta:object-count="0" meta:page-count="6" meta:paragraph-count="129" meta:word-count="507" meta:character-count="347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passung an das aktuelle Besprechungsprotokoll" VL:creator="Anzinger Martin" dc:date-time="2009-09-22T22:31:14"/>
</VL:version-list>
</file>